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top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fo:min-height="0.318cm"/>
    </style:style>
    <style:style style:name="gr7" style:family="graphic" style:parent-style-name="standard">
      <style:graphic-properties draw:stroke="none" svg:stroke-color="#000000" draw:fill="none" draw:fill-color="#ffffff" fo:min-height="0.318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0pt" style:font-size-asian="10pt" style:font-size-complex="10pt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8pt" style:font-size-asian="8pt" style:font-size-complex="8pt"/>
    </style:style>
    <style:style style:name="P4" style:family="paragraph">
      <style:text-properties fo:font-family="'Times New Roman'" style:font-family-generic="roman" style:font-pitch="variable" fo:font-size="8pt" style:font-size-asian="8pt" style:font-size-complex="8pt"/>
    </style:style>
    <style:style style:name="T1" style:family="text">
      <style:text-properties fo:font-family="'Times New Roman'" style:font-family-generic="roman" style:font-pitch="variable" fo:font-size="10pt" style:font-size-asian="10pt" style:font-size-complex="10pt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family="'Times New Roman'" style:font-family-generic="roman" style:font-pitch="variable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3.81cm" svg:height="1.27cm" svg:x="1.239cm" svg:y="1.479cm">
          <text:p text:style-name="P1"><text:span text:style-name="T1">Initializ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4" draw:layer="layout" svg:width="3.81cm" svg:height="1.27cm" svg:x="10.629cm" svg:y="1.48cm">
          <text:p text:style-name="P1"><text:span text:style-name="T1">Compute Manhattan </text:span></text:p>
          <text:p text:style-name="P1"><text:span text:style-name="T1">matrix 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5" draw:layer="layout" svg:width="3.81cm" svg:height="1.27cm" svg:x="10.629cm" svg:y="3.368cm">
          <text:p text:style-name="P1"><text:span text:style-name="T1">Compute Manhattan </text:span></text:p>
          <text:p text:style-name="P1"><text:span text:style-name="T1">weight Vector W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6" draw:layer="layout" svg:width="3.81cm" svg:height="1.27cm" svg:x="10.629cm" svg:y="5.273cm">
          <text:p text:style-name="P1"><text:span text:style-name="T1">Compute demand field F</text:span></text:p>
          <text:p text:style-name="P1"><text:span text:style-name="T1">and Proxy vec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7" draw:layer="layout" svg:width="4.78cm" svg:height="1.705cm" svg:x="10.16cm" svg:y="7.248cm">
          <text:p text:style-name="P1"><text:span text:style-name="T1">Compute winning state w.</text:span></text:p>
          <draw:enhanced-geometry svg:viewBox="0 0 21600 21600" draw:type="rectangle" draw:enhanced-path="M 0 0 L 21600 0 21600 21600 0 21600 0 0 Z N"/>
        </draw:custom-shape>
        <draw:frame draw:style-name="gr3" draw:layer="layout" svg:width="4.805cm" svg:height="0.444cm" svg:x="10.269cm" svg:y="8.15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" draw:text-style-name="P2" draw:id="id8" draw:layer="layout" svg:width="5.158cm" svg:height="1.415cm" svg:x="9.967cm" svg:y="9.573cm">
          <text:p text:style-name="P1"><text:span text:style-name="T1">Compute winning processor c</text:span></text:p>
          <draw:enhanced-geometry svg:viewBox="0 0 21600 21600" draw:type="rectangle" draw:enhanced-path="M 0 0 L 21600 0 21600 21600 0 21600 0 0 Z N"/>
        </draw:custom-shape>
        <draw:frame draw:style-name="gr3" draw:layer="layout" svg:width="4.826cm" svg:height="0.444cm" svg:x="10.071cm" svg:y="10.33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2" draw:text-style-name="P2" draw:id="id9" draw:layer="layout" svg:width="5.08cm" svg:height="1.27cm" svg:x="10.008cm" svg:y="11.83cm">
          <text:p text:style-name="P1"><text:span text:style-name="T1">Transition processor</text:span></text:p>
          <text:p text:style-name="P1"><text:span text:style-name="T2">c</text:span><text:span text:style-name="T1"> to state </text:span><text:span text:style-name="T2">w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draw:id="id2" draw:layer="layout" svg:width="1.27cm" svg:height="1.27cm" svg:x="5.605cm" svg:y="1.479cm">
          <text:p text:style-name="P1"><text:span text:style-name="T1">I = 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3" draw:layer="layout" svg:width="1.905cm" svg:height="1.905cm" svg:x="7.689cm" svg:y="1.163cm">
          <text:p text:style-name="P1"><text:span text:style-name="T1">I &lt; Loa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draw:type="line" svg:x1="5.049cm" svg:y1="2.114cm" svg:x2="5.605cm" svg:y2="2.114cm" draw:start-shape="id1" draw:start-glue-point="1" draw:end-shape="id2" draw:end-glue-point="3" svg:d="m5049 2114h556">
          <text:p/>
        </draw:connector>
        <draw:connector draw:style-name="gr4" draw:text-style-name="P1" draw:id="id13" draw:layer="layout" draw:type="line" svg:x1="6.875cm" svg:y1="2.114cm" svg:x2="7.689cm" svg:y2="2.115cm" draw:start-shape="id2" draw:start-glue-point="1" draw:end-shape="id3" draw:end-glue-point="5" svg:d="m6875 2114 814 1">
          <text:p/>
        </draw:connector>
        <draw:connector draw:style-name="gr4" draw:text-style-name="P1" draw:layer="layout" draw:type="line" svg:x1="9.594cm" svg:y1="2.115cm" svg:x2="10.629cm" svg:y2="2.115cm" draw:start-shape="id3" draw:start-glue-point="7" draw:end-shape="id4" draw:end-glue-point="3" svg:d="m9594 2115h1035">
          <text:p/>
        </draw:connector>
        <draw:custom-shape draw:style-name="gr2" draw:text-style-name="P2" draw:id="id12" draw:layer="layout" svg:width="1.27cm" svg:height="1.27cm" svg:x="6.682cm" svg:y="3.63cm">
          <text:p text:style-name="P1"><text:span text:style-name="T1">I = I + 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2.534cm" svg:y1="2.75cm" svg:x2="12.534cm" svg:y2="3.368cm" draw:start-shape="id4" draw:start-glue-point="2" draw:end-shape="id5" draw:end-glue-point="0" svg:d="m12534 2750v618">
          <text:p/>
        </draw:connector>
        <draw:connector draw:style-name="gr4" draw:text-style-name="P1" draw:layer="layout" draw:type="line" svg:x1="12.534cm" svg:y1="4.638cm" svg:x2="12.534cm" svg:y2="5.273cm" draw:start-shape="id5" draw:start-glue-point="2" draw:end-shape="id6" draw:end-glue-point="0" svg:d="m12534 4638v635">
          <text:p/>
        </draw:connector>
        <draw:connector draw:style-name="gr4" draw:text-style-name="P1" draw:layer="layout" draw:type="line" svg:x1="12.534cm" svg:y1="6.543cm" svg:x2="12.55cm" svg:y2="7.248cm" draw:start-shape="id6" draw:start-glue-point="2" draw:end-shape="id7" svg:d="m12534 6543 16 705">
          <text:p/>
        </draw:connector>
        <draw:connector draw:style-name="gr4" draw:text-style-name="P1" draw:layer="layout" draw:type="line" svg:x1="12.55cm" svg:y1="8.953cm" svg:x2="12.546cm" svg:y2="9.573cm" draw:start-shape="id7" draw:start-glue-point="2" draw:end-shape="id8" draw:end-glue-point="0" svg:d="m12550 8953-4 620">
          <text:p/>
        </draw:connector>
        <draw:connector draw:style-name="gr4" draw:text-style-name="P1" draw:layer="layout" draw:type="line" svg:x1="12.546cm" svg:y1="10.988cm" svg:x2="12.547cm" svg:y2="11.83cm" draw:start-shape="id8" draw:start-glue-point="2" draw:end-shape="id9" draw:end-glue-point="5" svg:d="m12546 10988 1 842">
          <text:p/>
        </draw:connector>
        <draw:custom-shape draw:style-name="gr5" draw:text-style-name="P2" draw:id="id10" draw:layer="layout" svg:width="2.033cm" svg:height="0.878cm" svg:x="7.62cm" svg:y="5.323cm">
          <text:p text:style-name="P1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3" draw:layer="layout" draw:type="line" svg:x1="8.641cm" svg:y1="3.068cm" svg:x2="8.635cm" svg:y2="5.323cm" draw:start-shape="id3" draw:start-glue-point="6" draw:end-shape="id10" draw:end-glue-point="4" svg:d="m8641 3068-6 2255">
          <text:p/>
        </draw:connector>
        <draw:custom-shape draw:style-name="gr5" draw:text-style-name="P2" draw:id="id11" draw:layer="layout" svg:width="2.033cm" svg:height="0.878cm" svg:x="2.12cm" svg:y="5.386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1" draw:layer="layout" draw:type="line" svg:x1="3.135cm" svg:y1="5.386cm" svg:x2="3.144cm" svg:y2="2.749cm" draw:start-shape="id11" draw:start-glue-point="4" draw:end-shape="id1" svg:d="m3135 5386 9-2637">
          <text:p/>
        </draw:connector>
        <draw:frame draw:style-name="gr6" draw:text-style-name="P4" draw:layer="layout" svg:width="1.137cm" svg:height="0.568cm" svg:x="8.477cm" svg:y="2.929cm">
          <draw:text-box>
            <text:p><text:span text:style-name="T3">False</text:span></text:p>
          </draw:text-box>
        </draw:frame>
        <draw:frame draw:style-name="gr7" draw:text-style-name="P4" draw:layer="layout" svg:width="1.137cm" svg:height="0.568cm" svg:x="9.356cm" svg:y="1.991cm">
          <draw:text-box>
            <text:p><text:span text:style-name="T3">True</text:span></text:p>
          </draw:text-box>
        </draw:frame>
        <draw:connector draw:style-name="gr4" draw:text-style-name="P1" draw:layer="layout" draw:type="line" svg:x1="7.317cm" svg:y1="3.63cm" svg:x2="7.321cm" svg:y2="2.106cm" draw:start-shape="id12" draw:start-glue-point="0" draw:end-shape="id13" draw:end-glue-point="0" svg:d="m7317 3630 4-1524">
          <text:p/>
        </draw:connector>
        <draw:custom-shape draw:style-name="gr1" draw:text-style-name="P2" draw:id="id14" draw:layer="layout" svg:width="3.047cm" svg:height="2.762cm" svg:x="5.794cm" svg:y="11.077cm">
          <text:p text:style-name="P1"><text:span text:style-name="T1">Adjust Parameters</text:span></text:p>
          <draw:enhanced-geometry svg:viewBox="0 0 21600 21600" draw:type="rectangle" draw:enhanced-path="M 0 0 L 21600 0 21600 21600 0 21600 0 0 Z N"/>
        </draw:custom-shape>
        <draw:frame draw:style-name="gr3" draw:layer="layout" svg:width="2.669cm" svg:height="1.863cm" svg:x="5.841cm" svg:y="11.83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onnector draw:style-name="gr4" draw:text-style-name="P1" draw:layer="layout" draw:type="line" svg:x1="10.515cm" svg:y1="12.464cm" svg:x2="8.841cm" svg:y2="12.458cm" draw:start-shape="id9" draw:start-glue-point="6" draw:end-shape="id14" draw:end-glue-point="1" svg:d="m10515 12464-1674-6">
          <text:p/>
        </draw:connector>
        <draw:custom-shape draw:style-name="gr8" draw:text-style-name="P2" draw:id="id15" draw:layer="layout" svg:width="1.905cm" svg:height="1.905cm" svg:x="6.359cm" svg:y="7.34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" draw:layer="layout" svg:width="0.883cm" svg:height="0.388cm" svg:x="6.919cm" svg:y="8.08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4" draw:text-style-name="P1" draw:layer="layout" draw:line-skew="-0.13cm" svg:x1="8.264cm" svg:y1="8.3cm" svg:x2="8.635cm" svg:y2="6.199cm" draw:start-shape="id15" draw:start-glue-point="7" draw:end-shape="id10" draw:end-glue-point="6" svg:d="m8264 8300h370v-1526h1v-575">
          <text:p/>
        </draw:connector>
        <draw:connector draw:style-name="gr4" draw:text-style-name="P1" draw:layer="layout" draw:type="line" svg:x1="7.317cm" svg:y1="11.077cm" svg:x2="7.311cm" svg:y2="9.253cm" draw:start-shape="id14" draw:start-glue-point="0" draw:end-shape="id15" svg:d="m7317 11077-6-1824">
          <text:p/>
        </draw:connector>
        <draw:connector draw:style-name="gr4" draw:text-style-name="P1" draw:layer="layout" draw:type="line" svg:x1="7.311cm" svg:y1="7.348cm" svg:x2="7.317cm" svg:y2="4.9cm" draw:start-shape="id15" draw:start-glue-point="4" draw:end-shape="id12" draw:end-glue-point="2" svg:d="m7311 7348 6-2448">
          <text:p/>
        </draw:connector>
        <draw:frame draw:style-name="gr7" draw:text-style-name="P4" draw:layer="layout" svg:width="1.137cm" svg:height="0.568cm" svg:x="6.457cm" svg:y="6.891cm">
          <draw:text-box>
            <text:p><text:span text:style-name="T3">True</text:span></text:p>
          </draw:text-box>
        </draw:frame>
        <draw:frame draw:style-name="gr6" draw:text-style-name="P4" draw:layer="layout" svg:width="1.137cm" svg:height="0.568cm" svg:x="7.978cm" svg:y="8.229cm">
          <draw:text-box>
            <text:p><text:span text:style-name="T3">False</text:span></text:p>
          </draw:text-box>
        </draw:frame>
        <draw:frame draw:style-name="gr3" draw:layer="layout" svg:width="3.925cm" svg:height="0.402cm" svg:x="1.19cm" svg:y="2.071cm">
          <draw:object xlink:href="./Object 5" xlink:type="simple" xlink:show="embed" xlink:actuate="onLoad"/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14T12:18:16</meta:creation-date>
    <dc:date>2009-07-16T12:08:17</dc:date>
    <meta:editing-duration>PT02H50M37S</meta:editing-duration>
    <meta:editing-cycles>13</meta:editing-cycles>
    <meta:generator>OpenOffice.org/3.0$Linux OpenOffice.org_project/300m15$Build-9379</meta:generator>
    <meta:document-statistic meta:object-count="3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i>w</math:mi>
        <math:mo math:stretchy="false">=</math:mo>
        <math:mo math:stretchy="false">{</math:mo>
      </math:mrow>
      <math:mi>x</math:mi>
      <math:mtext>|</math:mtext>
      <math:mo math:stretchy="false">∀</math:mo>
      <math:mi>y</math:mi>
      <math:mi math:fontstyle="normal">:</math:mi>
      <math:mrow>
        <math:mrow>
          <math:msub>
            <math:mi>F</math:mi>
            <math:mi>y</math:mi>
          </math:msub>
          <math:mo math:stretchy="false">×</math:mo>
          <math:msub>
            <math:mi>W</math:mi>
            <math:mi>y</math:mi>
          </math:msub>
        </math:mrow>
        <math:mo math:stretchy="false">≤</math:mo>
        <math:mrow>
          <math:msub>
            <math:mi>F</math:mi>
            <math:mi>x</math:mi>
          </math:msub>
          <math:mo math:stretchy="false">×</math:mo>
          <math:msub>
            <math:mi>W</math:mi>
            <math:mi>x</math:mi>
          </math:msub>
        </math:mrow>
      </math:mrow>
      <math:mo math:stretchy="false">}</math:mo>
    </math:mrow>
    <math:annotation math:encoding="StarMath 5.0">w = \{x "|" forall y : F_y times W_y &lt;=  F_x times W_x \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i>c</math:mi>
        <math:mo math:stretchy="false">=</math:mo>
        <math:mo math:stretchy="false">{</math:mo>
      </math:mrow>
      <math:mi>x</math:mi>
      <math:mtext>|</math:mtext>
      <math:mo math:stretchy="false">∀</math:mo>
      <math:mi>y</math:mi>
      <math:mi math:fontstyle="normal">:</math:mi>
      <math:mrow>
        <math:mrow>
          <math:msub>
            <math:mi>S</math:mi>
            <math:mi math:fontstyle="italic">yw</math:mi>
          </math:msub>
          <math:mo math:stretchy="false">×</math:mo>
          <math:msub>
            <math:mi>X</math:mi>
            <math:mi>y</math:mi>
          </math:msub>
        </math:mrow>
        <math:mo math:stretchy="false">≤</math:mo>
        <math:mrow>
          <math:msub>
            <math:mi>S</math:mi>
            <math:mi math:fontstyle="italic">xw</math:mi>
          </math:msub>
          <math:mo math:stretchy="false">×</math:mo>
          <math:msub>
            <math:mi>X</math:mi>
            <math:mi>x</math:mi>
          </math:msub>
        </math:mrow>
      </math:mrow>
      <math:mo math:stretchy="false">}</math:mo>
    </math:mrow>
    <math:annotation math:encoding="StarMath 5.0">c = \{ x "|" forall y : S_{yw} times X_{y} &lt;= S_{xw} times X_{x} \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o math:stretchy="false">δ</math:mo>
          <math:mo math:stretchy="false">=</math:mo>
          <math:mrow>
            <math:mo math:stretchy="false">δ</math:mo>
            <math:mo math:stretchy="false">−</math:mo>
            <math:mfenced math:open="∣" math:close="∣">
              <math:mrow>
                <math:msub>
                  <math:mi>L</math:mi>
                  <math:mi>c</math:mi>
                </math:msub>
                <math:mo math:stretchy="false">−</math:mo>
                <math:mi>w</math:mi>
              </math:mrow>
            </math:mfenced>
          </math:mrow>
        </math:mrow>
      </math:mtr>
      <math:mtr>
        <math:mrow>
          <math:msub>
            <math:mi>L</math:mi>
            <math:mi>c</math:mi>
          </math:msub>
          <math:mo math:stretchy="false">=</math:mo>
          <math:mi>w</math:mi>
        </math:mrow>
      </math:mtr>
      <math:mtr>
        <math:mrow>
          <math:msub>
            <math:mi>X</math:mi>
            <math:mi>c</math:mi>
          </math:msub>
          <math:mo math:stretchy="false">=</math:mo>
          <math:mn>0</math:mn>
        </math:mrow>
      </math:mtr>
      <math:mtr>
        <math:mrow>
          <math:msub>
            <math:mi>d</math:mi>
            <math:msub>
              <math:mi math:fontstyle="italic">Proxy</math:mi>
              <math:mi>w</math:mi>
            </math:msub>
          </math:msub>
          <math:mo math:stretchy="false">=</math:mo>
          <math:mrow>
            <math:msub>
              <math:mi>d</math:mi>
              <math:msub>
                <math:mi math:fontstyle="italic">Proxy</math:mi>
                <math:mi>w</math:mi>
              </math:msub>
            </math:msub>
            <math:mo math:stretchy="false">−</math:mo>
            <math:mn>1</math:mn>
          </math:mrow>
        </math:mrow>
      </math:mtr>
    </math:mtable>
    <math:annotation math:encoding="StarMath 5.0">%delta = %delta - abs{L_c - w} newline
L_c = w newline
X_c = 0 newline
d_{Proxy_{w}} = d_{Proxy_{w}} - 1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o math:stretchy="false">&gt;</math:mo>
      <math:mn>0</math:mn>
    </math:mrow>
    <math:annotation math:encoding="StarMath 5.0">%delta &gt; 0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o math:stretchy="false">δ</math:mo>
        <math:mi>,</math:mi>
        <math:mi>t</math:mi>
        <math:mi>,</math:mi>
        <math:mi>d</math:mi>
        <math:mi>,</math:mi>
        <math:mi>X</math:mi>
        <math:mi>,</math:mi>
        <math:mi math:fontstyle="italic">Proxy</math:mi>
        <math:mi>,</math:mi>
        <math:mi math:fontstyle="italic">Load</math:mi>
      </math:mrow>
      <math:mo math:stretchy="false">)</math:mo>
    </math:mrow>
    <math:annotation math:encoding="StarMath 5.0">(%delta, t, d, X, Proxy, Load)</math:annotation>
  </math:semantics>
</math:math>
</file>